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P13" style:family="paragraph" style:parent-style-name="Standard">
      <style:paragraph-properties fo:break-before="auto" fo:text-indent="0cm" fo:line-height="115%" fo:margin-lef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</office:automatic-styles>
  <office:body>
    <office:text>
      <text:p text:style-name="P1"><text:span text:style-name="T1_1">//</text:span><text:span text:style-name="T1_2">Allyson</text:span><text:span text:style-name="T1_3"><text:s/></text:span><text:span text:style-name="T1_4">LeFebvre</text:span></text:p>
      <text:p text:style-name="P2"><text:span text:style-name="T2_1">//</text:span><text:span text:style-name="T2_2">Please</text:span><text:span text:style-name="T2_3"><text:s/></text:span><text:span text:style-name="T2_4">don</text:span><text:span text:style-name="T2_5">’</text:span><text:span text:style-name="T2_6">t</text:span><text:span text:style-name="T2_7"><text:s/></text:span><text:span text:style-name="T2_8">steal</text:span><text:span text:style-name="T2_9"><text:s/></text:span><text:span text:style-name="T2_10">it</text:span><text:span text:style-name="T2_11">,<text:s/></text:span><text:span text:style-name="T2_12">peoples</text:span><text:span text:style-name="T2_13">.<text:s/></text:span><text:span text:style-name="T2_14">I</text:span><text:span text:style-name="T2_15"><text:s/></text:span><text:span text:style-name="T2_16">worked</text:span><text:span text:style-name="T2_17"><text:s/></text:span><text:span text:style-name="T2_18">hard</text:span><text:span text:style-name="T2_19"><text:s/></text:span><text:span text:style-name="T2_20">on</text:span><text:span text:style-name="T2_21"><text:s/></text:span><text:span text:style-name="T2_22">it</text:span><text:span text:style-name="T2_23">.</text:span></text:p>
      <text:p text:style-name="P3"><text:span text:style-name="T3_1">//</text:span><text:span text:style-name="T3_2">September</text:span><text:span text:style-name="T3_3"><text:s/>16,<text:s/>2012</text:span></text:p>
      <text:p text:style-name="P4"><text:span text:style-name="T4_1">//</text:span><text:span text:style-name="T4_2">Calculator</text:span></text:p>
      <text:p text:style-name="P5"/>
      <text:p text:style-name="P6"><text:span text:style-name="T6_1">#</text:span><text:span text:style-name="T6_2">include</text:span><text:span text:style-name="T6_3"><text:s/>&lt;</text:span><text:span text:style-name="T6_4">iostream</text:span><text:span text:style-name="T6_5">&gt;//</text:span><text:span text:style-name="T6_6">Preprocessor</text:span><text:span text:style-name="T6_7"><text:s/></text:span><text:span text:style-name="T6_8">Directive</text:span><text:span text:style-name="T6_9"><text:s/>-<text:s/></text:span><text:span text:style-name="T6_10">Tells</text:span><text:span text:style-name="T6_11"><text:s/></text:span><text:span text:style-name="T6_12">the</text:span><text:span text:style-name="T6_13"><text:s/></text:span><text:span text:style-name="T6_14">program</text:span><text:span text:style-name="T6_15"><text:s/></text:span><text:span text:style-name="T6_16">to</text:span><text:span text:style-name="T6_17"><text:s/></text:span><text:span text:style-name="T6_18">use</text:span><text:span text:style-name="T6_19"><text:s/></text:span><text:span text:style-name="T6_20">iostream</text:span><text:span text:style-name="T6_21"><text:s/></text:span><text:span text:style-name="T6_22">library</text:span></text:p>
      <text:p text:style-name="P7"/>
      <text:p text:style-name="P8"><text:span text:style-name="T8_1">using</text:span><text:span text:style-name="T8_2"><text:s/></text:span><text:span text:style-name="T8_3">namespace</text:span><text:span text:style-name="T8_4"><text:s/></text:span><text:span text:style-name="T8_5">std</text:span><text:span text:style-name="T8_6">;//</text:span><text:span text:style-name="T8_7">Tells</text:span><text:span text:style-name="T8_8"><text:s/></text:span><text:span text:style-name="T8_9">the</text:span><text:span text:style-name="T8_10"><text:s/></text:span><text:span text:style-name="T8_11">program</text:span><text:span text:style-name="T8_12"><text:s/></text:span><text:span text:style-name="T8_13">to</text:span><text:span text:style-name="T8_14"><text:s/></text:span><text:span text:style-name="T8_15">use</text:span><text:span text:style-name="T8_16"><text:s/></text:span><text:span text:style-name="T8_17">the</text:span><text:span text:style-name="T8_18"><text:s/></text:span><text:span text:style-name="T8_19">standard</text:span><text:span text:style-name="T8_20"><text:s/></text:span><text:span text:style-name="T8_21">namespace</text:span></text:p>
      <text:p text:style-name="P9"/>
      <text:p text:style-name="P10"><text:span text:style-name="T10_1">int</text:span><text:span text:style-name="T10_2"><text:s/></text:span><text:span text:style-name="T10_3">main</text:span><text:span text:style-name="T10_4">()</text:span></text:p>
      <text:p text:style-name="P11"><text:span text:style-name="T11_1">{</text:span></text:p>
      <text:p text:style-name="P12"><text:span text:style-name="T12_1"><text:s text:c="4"/></text:span><text:span text:style-name="T12_2">const</text:span><text:span text:style-name="T12_3"><text:s/></text:span><text:span text:style-name="T12_4">double</text:span><text:span text:style-name="T12_5"><text:s/></text:span><text:span text:style-name="T12_6">pi</text:span><text:span text:style-name="T12_7"><text:s/>=<text:s/>3.14159265359;<text:s/>/*</text:span><text:span text:style-name="T12_8">sets</text:span><text:span text:style-name="T12_9"><text:s/></text:span><text:span text:style-name="T12_10">the</text:span><text:span text:style-name="T12_11"><text:s/></text:span><text:span text:style-name="T12_12">value</text:span><text:span text:style-name="T12_13"><text:s/></text:span><text:span text:style-name="T12_14">of</text:span><text:span text:style-name="T12_15"><text:s/></text:span><text:span text:style-name="T12_16">pi</text:span><text:span text:style-name="T12_17"><text:s/></text:span><text:span text:style-name="T12_18">used</text:span><text:span text:style-name="T12_19"><text:s/></text:span><text:span text:style-name="T12_20">by</text:span></text:p>
      <text:p text:style-name="P13"><text:span text:style-name="T13_1">the</text:span><text:span text:style-name="T13_2"><text:s/></text:span><text:span text:style-name="T13_3">calculator</text:span><text:span text:style-name="T13_4">*/</text:span></text:p>
      <text:p text:style-name="P14"><text:span text:style-name="T14_1"><text:s text:c="4"/></text:span><text:span text:style-name="T14_2">int</text:span><text:span text:style-name="T14_3"><text:s/></text:span><text:span text:style-name="T14_4">deci</text:span><text:span text:style-name="T14_5">;<text:s/>/*</text:span><text:span text:style-name="T14_6">integer</text:span><text:span text:style-name="T14_7"><text:s/></text:span><text:span text:style-name="T14_8">variable</text:span><text:span text:style-name="T14_9"><text:s/></text:span><text:span text:style-name="T14_10">used</text:span><text:span text:style-name="T14_11"><text:s/></text:span><text:span text:style-name="T14_12">to</text:span><text:span text:style-name="T14_13"><text:s/></text:span><text:span text:style-name="T14_14">decide</text:span><text:span text:style-name="T14_15"><text:s/></text:span><text:span text:style-name="T14_16">how</text:span><text:span text:style-name="T14_17"><text:s/></text:span><text:span text:style-name="T14_18">many</text:span><text:span text:style-name="T14_19"><text:s/></text:span><text:span text:style-name="T14_20">numbers</text:span><text:span text:style-name="T14_21"><text:s/></text:span><text:span text:style-name="T14_22">will</text:span></text:p>
      <text:p text:style-name="P15"><text:span text:style-name="T15_1">appear</text:span><text:span text:style-name="T15_2"><text:s/></text:span><text:span text:style-name="T15_3">after</text:span><text:span text:style-name="T15_4"><text:s/></text:span><text:span text:style-name="T15_5">the</text:span><text:span text:style-name="T15_6"><text:s/></text:span><text:span text:style-name="T15_7">decimal</text:span><text:span text:style-name="T15_8"><text:s/></text:span><text:span text:style-name="T15_9">point</text:span><text:span text:style-name="T15_10"><text:s/></text:span><text:span text:style-name="T15_11">for</text:span><text:span text:style-name="T15_12"><text:s/></text:span><text:span text:style-name="T15_13">answers</text:span><text:span text:style-name="T15_14">*/</text:span></text:p>
      <text:p text:style-name="P16"><text:span text:style-name="T16_1"><text:s text:c="4"/></text:span><text:span text:style-name="T16_2">double</text:span><text:span text:style-name="T16_3"><text:s/></text:span><text:span text:style-name="T16_4">n</text:span><text:span text:style-name="T16_5">1<text:s/>=<text:s/>0,<text:s/></text:span><text:span text:style-name="T16_6">n</text:span><text:span text:style-name="T16_7">2<text:s/>=<text:s/>0;<text:s/>//</text:span><text:span text:style-name="T16_8">used</text:span><text:span text:style-name="T16_9"><text:s/></text:span><text:span text:style-name="T16_10">in</text:span><text:span text:style-name="T16_11"><text:s/></text:span><text:span text:style-name="T16_12">calculations</text:span></text:p>
      <text:p text:style-name="P17"><text:span text:style-name="T17_1"><text:s text:c="4"/></text:span></text:p>
      <text:p text:style-name="P18"><text:span text:style-name="T18_1"><text:s text:c="4"/></text:span><text:span text:style-name="T18_2">cout</text:span><text:span text:style-name="T18_3"><text:s/>&lt;&lt;<text:s/>"</text:span><text:span text:style-name="T18_4">How</text:span><text:span text:style-name="T18_5"><text:s/></text:span><text:span text:style-name="T18_6">many</text:span><text:span text:style-name="T18_7"><text:s/></text:span><text:span text:style-name="T18_8">decimal</text:span><text:span text:style-name="T18_9"><text:s/></text:span><text:span text:style-name="T18_10">places</text:span><text:span text:style-name="T18_11"><text:s/></text:span><text:span text:style-name="T18_12">would</text:span><text:span text:style-name="T18_13"><text:s/></text:span><text:span text:style-name="T18_14">you</text:span><text:span text:style-name="T18_15"><text:s/></text:span><text:span text:style-name="T18_16">like</text:span><text:span text:style-name="T18_17"><text:s/></text:span><text:span text:style-name="T18_18">to</text:span><text:span text:style-name="T18_19"><text:s/></text:span><text:span text:style-name="T18_20">show</text:span><text:span text:style-name="T18_21"><text:s/></text:span><text:span text:style-name="T18_22">in</text:span><text:span text:style-name="T18_23"><text:s/>”;</text:span></text:p>
      <text:p text:style-name="P19"><text:span text:style-name="T19_1"><text:s text:c="4"/></text:span><text:span text:style-name="T19_2">cout</text:span><text:span text:style-name="T19_3"><text:s/>&lt;&lt;<text:s/>“</text:span><text:span text:style-name="T19_4">your</text:span><text:span text:style-name="T19_5"><text:s/></text:span><text:span text:style-name="T19_6">answers</text:span><text:span text:style-name="T19_7">?<text:s/>(</text:span><text:span text:style-name="T19_8">Up</text:span><text:span text:style-name="T19_9"><text:s/></text:span><text:span text:style-name="T19_10">to</text:span><text:span text:style-name="T19_11"><text:s/>10)\</text:span><text:span text:style-name="T19_12">n</text:span><text:span text:style-name="T19_13">";<text:s/>//</text:span><text:span text:style-name="T19_14">prompts</text:span><text:span text:style-name="T19_15"><text:s/></text:span><text:span text:style-name="T19_16">the</text:span><text:span text:style-name="T19_17"><text:s/></text:span><text:span text:style-name="T19_18">user</text:span></text:p>
      <text:p text:style-name="P20"><text:span text:style-name="T20_1"><text:s text:c="4"/></text:span><text:span text:style-name="T20_2">cin</text:span><text:span text:style-name="T20_3"><text:s/>&gt;&gt;<text:s/></text:span><text:span text:style-name="T20_4">deci</text:span><text:span text:style-name="T20_5">;<text:s/>//</text:span><text:span text:style-name="T20_6">takes</text:span><text:span text:style-name="T20_7"><text:s/></text:span><text:span text:style-name="T20_8">input</text:span><text:span text:style-name="T20_9"><text:s/></text:span><text:span text:style-name="T20_10">from</text:span><text:span text:style-name="T20_11"><text:s/></text:span><text:span text:style-name="T20_12">the</text:span><text:span text:style-name="T20_13"><text:s/></text:span><text:span text:style-name="T20_14">user</text:span></text:p>
      <text:p text:style-name="P21"><text:span text:style-name="T21_1"><text:s text:c="4"/></text:span></text:p>
      <text:p text:style-name="P22"><text:span text:style-name="T22_1"><text:s text:c="4"/></text:span><text:span text:style-name="T22_2">cout</text:span><text:span text:style-name="T22_3">.</text:span><text:span text:style-name="T22_4">precision</text:span><text:span text:style-name="T22_5">(</text:span><text:span text:style-name="T22_6">deci</text:span><text:span text:style-name="T22_7">);<text:s/>/*</text:span><text:span text:style-name="T22_8">sets</text:span><text:span text:style-name="T22_9"><text:s/></text:span><text:span text:style-name="T22_10">how</text:span><text:span text:style-name="T22_11"><text:s/></text:span><text:span text:style-name="T22_12">many</text:span><text:span text:style-name="T22_13"><text:s/></text:span><text:span text:style-name="T22_14">decimal</text:span><text:span text:style-name="T22_15"><text:s/></text:span><text:span text:style-name="T22_16">points</text:span><text:span text:style-name="T22_17"><text:s/></text:span><text:span text:style-name="T22_18">appear</text:span><text:span text:style-name="T22_19"><text:s/></text:span><text:span text:style-name="T22_20">in</text:span></text:p>
      <text:p text:style-name="P23"><text:span text:style-name="T23_1">decimal</text:span><text:span text:style-name="T23_2"><text:s/></text:span><text:span text:style-name="T23_3">numbers</text:span><text:span text:style-name="T23_4">*/</text:span></text:p>
      <text:p text:style-name="P24"><text:span text:style-name="T24_1"><text:s text:c="4"/></text:span></text:p>
      <text:p text:style-name="P25"><text:span text:style-name="T25_1"><text:s text:c="4"/></text:span><text:span text:style-name="T25_2">cout</text:span><text:span text:style-name="T25_3"><text:s/>&lt;&lt;<text:s/>"</text:span><text:span text:style-name="T25_4">Enter</text:span><text:span text:style-name="T25_5"><text:s/></text:span><text:span text:style-name="T25_6">two</text:span><text:span text:style-name="T25_7"><text:s/></text:span><text:span text:style-name="T25_8">numbers</text:span><text:span text:style-name="T25_9"><text:s/></text:span><text:span text:style-name="T25_10">to</text:span><text:span text:style-name="T25_11"><text:s/></text:span><text:span text:style-name="T25_12">add</text:span><text:span text:style-name="T25_13">:\</text:span><text:span text:style-name="T25_14">t</text:span><text:span text:style-name="T25_15">";<text:s/>//</text:span><text:span text:style-name="T25_16">prompt</text:span></text:p>
      <text:p text:style-name="P26"><text:span text:style-name="T26_1"><text:s text:c="4"/></text:span><text:span text:style-name="T26_2">cin</text:span><text:span text:style-name="T26_3"><text:s/>&gt;&gt;<text:s/></text:span><text:span text:style-name="T26_4">n</text:span><text:span text:style-name="T26_5">1;<text:s/>//</text:span><text:span text:style-name="T26_6">takes</text:span><text:span text:style-name="T26_7"><text:s/></text:span><text:span text:style-name="T26_8">input</text:span></text:p>
      <text:p text:style-name="P27"><text:span text:style-name="T27_1"><text:s text:c="4"/></text:span><text:span text:style-name="T27_2">cin</text:span><text:span text:style-name="T27_3"><text:s/>&gt;&gt;<text:s/></text:span><text:span text:style-name="T27_4">n</text:span><text:span text:style-name="T27_5">2;<text:s/>//</text:span><text:span text:style-name="T27_6">takes</text:span><text:span text:style-name="T27_7"><text:s/></text:span><text:span text:style-name="T27_8">input</text:span></text:p>
      <text:p text:style-name="P28"/>
      <text:p text:style-name="P29"><text:span text:style-name="T29_1"><text:s text:c="4"/></text:span><text:span text:style-name="T29_2">cout</text:span><text:span text:style-name="T29_3"><text:s/>&lt;&lt;<text:s/>"</text:span><text:span text:style-name="T29_4">The</text:span><text:span text:style-name="T29_5"><text:s/></text:span><text:span text:style-name="T29_6">answer</text:span><text:span text:style-name="T29_7"><text:s/></text:span><text:span text:style-name="T29_8">is</text:span><text:span text:style-name="T29_9"><text:s/>"<text:s/>&lt;&lt;<text:s/></text:span><text:span text:style-name="T29_10">n</text:span><text:span text:style-name="T29_11">1<text:s/>+<text:s/></text:span><text:span text:style-name="T29_12">n</text:span><text:span text:style-name="T29_13">2<text:s/>&lt;&lt;<text:s/></text:span><text:span text:style-name="T29_14">endl</text:span><text:span text:style-name="T29_15">;<text:s/>//</text:span><text:span text:style-name="T29_16">outputs</text:span><text:span text:style-name="T29_17"><text:s/></text:span><text:span text:style-name="T29_18">results</text:span></text:p>
      <text:p text:style-name="P30"/>
      <text:p text:style-name="P31"><text:span text:style-name="T31_1"><text:s text:c="4"/></text:span><text:span text:style-name="T31_2">cout</text:span><text:span text:style-name="T31_3"><text:s/>&lt;&lt;<text:s/>"</text:span><text:span text:style-name="T31_4">Enter</text:span><text:span text:style-name="T31_5"><text:s/></text:span><text:span text:style-name="T31_6">two</text:span><text:span text:style-name="T31_7"><text:s/></text:span><text:span text:style-name="T31_8">numbers</text:span><text:span text:style-name="T31_9"><text:s/></text:span><text:span text:style-name="T31_10">to</text:span><text:span text:style-name="T31_11"><text:s/></text:span><text:span text:style-name="T31_12">subtract</text:span><text:span text:style-name="T31_13">:\</text:span><text:span text:style-name="T31_14">t</text:span><text:span text:style-name="T31_15">";<text:s/>//</text:span><text:span text:style-name="T31_16">prompt</text:span></text:p>
      <text:p text:style-name="P32"><text:span text:style-name="T32_1"><text:s text:c="4"/></text:span><text:span text:style-name="T32_2">cin</text:span><text:span text:style-name="T32_3"><text:s/>&gt;&gt;<text:s/></text:span><text:span text:style-name="T32_4">n</text:span><text:span text:style-name="T32_5">1;<text:s/>//</text:span><text:span text:style-name="T32_6">takes</text:span><text:span text:style-name="T32_7"><text:s/></text:span><text:span text:style-name="T32_8">input</text:span></text:p>
      <text:p text:style-name="P33"><text:span text:style-name="T33_1"><text:s text:c="4"/></text:span><text:span text:style-name="T33_2">cin</text:span><text:span text:style-name="T33_3"><text:s/>&gt;&gt;<text:s/></text:span><text:span text:style-name="T33_4">n</text:span><text:span text:style-name="T33_5">2;<text:s/>//</text:span><text:span text:style-name="T33_6">takes</text:span><text:span text:style-name="T33_7"><text:s/></text:span><text:span text:style-name="T33_8">input</text:span></text:p>
      <text:p text:style-name="P34"/>
      <text:p text:style-name="P35"><text:span text:style-name="T35_1"><text:s text:c="4"/></text:span><text:span text:style-name="T35_2">cout</text:span><text:span text:style-name="T35_3"><text:s/>&lt;&lt;<text:s/>"</text:span><text:span text:style-name="T35_4">The</text:span><text:span text:style-name="T35_5"><text:s/></text:span><text:span text:style-name="T35_6">answer</text:span><text:span text:style-name="T35_7"><text:s/></text:span><text:span text:style-name="T35_8">is</text:span><text:span text:style-name="T35_9"><text:s/>"<text:s/>&lt;&lt;<text:s/></text:span><text:span text:style-name="T35_10">n</text:span><text:span text:style-name="T35_11">1<text:s/>-<text:s/></text:span><text:span text:style-name="T35_12">n</text:span><text:span text:style-name="T35_13">2<text:s/>&lt;&lt;<text:s/></text:span><text:span text:style-name="T35_14">endl</text:span><text:span text:style-name="T35_15">;<text:s/>//</text:span><text:span text:style-name="T35_16">outputs</text:span><text:span text:style-name="T35_17"><text:s/></text:span><text:span text:style-name="T35_18">results</text:span></text:p>
      <text:p text:style-name="P36"/>
      <text:p text:style-name="P37"><text:span text:style-name="T37_1"><text:s text:c="4"/></text:span><text:span text:style-name="T37_2">cout</text:span><text:span text:style-name="T37_3"><text:s/>&lt;&lt;<text:s/>"</text:span><text:span text:style-name="T37_4">Enter</text:span><text:span text:style-name="T37_5"><text:s/></text:span><text:span text:style-name="T37_6">two</text:span><text:span text:style-name="T37_7"><text:s/></text:span><text:span text:style-name="T37_8">numbers</text:span><text:span text:style-name="T37_9"><text:s/></text:span><text:span text:style-name="T37_10">to</text:span><text:span text:style-name="T37_11"><text:s/></text:span><text:span text:style-name="T37_12">multiply</text:span><text:span text:style-name="T37_13">:\</text:span><text:span text:style-name="T37_14">t</text:span><text:span text:style-name="T37_15">";<text:s/>//</text:span><text:span text:style-name="T37_16">prompt</text:span></text:p>
      <text:p text:style-name="P38"><text:span text:style-name="T38_1"><text:s text:c="4"/></text:span><text:span text:style-name="T38_2">cin</text:span><text:span text:style-name="T38_3"><text:s/>&gt;&gt;<text:s/></text:span><text:span text:style-name="T38_4">n</text:span><text:span text:style-name="T38_5">1;<text:s/>//</text:span><text:span text:style-name="T38_6">takes</text:span><text:span text:style-name="T38_7"><text:s/></text:span><text:span text:style-name="T38_8">input</text:span></text:p>
      <text:p text:style-name="P39"><text:span text:style-name="T39_1"><text:s text:c="4"/></text:span><text:span text:style-name="T39_2">cin</text:span><text:span text:style-name="T39_3"><text:s/>&gt;&gt;<text:s/></text:span><text:span text:style-name="T39_4">n</text:span><text:span text:style-name="T39_5">2;<text:s/>//</text:span><text:span text:style-name="T39_6">takes</text:span><text:span text:style-name="T39_7"><text:s/></text:span><text:span text:style-name="T39_8">input</text:span></text:p>
      <text:p text:style-name="P40"/>
      <text:p text:style-name="P41"><text:span text:style-name="T41_1"><text:s text:c="4"/></text:span><text:span text:style-name="T41_2">cout</text:span><text:span text:style-name="T41_3"><text:s/>&lt;&lt;<text:s/>"</text:span><text:span text:style-name="T41_4">The</text:span><text:span text:style-name="T41_5"><text:s/></text:span><text:span text:style-name="T41_6">answer</text:span><text:span text:style-name="T41_7"><text:s/></text:span><text:span text:style-name="T41_8">is</text:span><text:span text:style-name="T41_9"><text:s/>"<text:s/>&lt;&lt;<text:s/></text:span><text:span text:style-name="T41_10">n</text:span><text:span text:style-name="T41_11">1<text:s/>*<text:s/></text:span><text:span text:style-name="T41_12">n</text:span><text:span text:style-name="T41_13">2<text:s/>&lt;&lt;<text:s/></text:span><text:span text:style-name="T41_14">endl</text:span><text:span text:style-name="T41_15">;<text:s/>//</text:span><text:span text:style-name="T41_16">outputs</text:span><text:span text:style-name="T41_17"><text:s/></text:span><text:span text:style-name="T41_18">results</text:span></text:p>
      <text:p text:style-name="P42"/>
      <text:p text:style-name="P43"><text:span text:style-name="T43_1"><text:s text:c="4"/></text:span><text:span text:style-name="T43_2">cout</text:span><text:span text:style-name="T43_3"><text:s/>&lt;&lt;<text:s/>"</text:span><text:span text:style-name="T43_4">Enter</text:span><text:span text:style-name="T43_5"><text:s/></text:span><text:span text:style-name="T43_6">two</text:span><text:span text:style-name="T43_7"><text:s/></text:span><text:span text:style-name="T43_8">numbers</text:span><text:span text:style-name="T43_9"><text:s/></text:span><text:span text:style-name="T43_10">to</text:span><text:span text:style-name="T43_11"><text:s/></text:span><text:span text:style-name="T43_12">divide</text:span><text:span text:style-name="T43_13">:\</text:span><text:span text:style-name="T43_14">t</text:span><text:span text:style-name="T43_15">";<text:s/>//</text:span><text:span text:style-name="T43_16">prompt</text:span></text:p>
      <text:p text:style-name="P44"><text:span text:style-name="T44_1"><text:s text:c="4"/></text:span><text:span text:style-name="T44_2">cin</text:span><text:span text:style-name="T44_3"><text:s/>&gt;&gt;<text:s/></text:span><text:span text:style-name="T44_4">n</text:span><text:span text:style-name="T44_5">1;<text:s/>//</text:span><text:span text:style-name="T44_6">takes</text:span><text:span text:style-name="T44_7"><text:s/></text:span><text:span text:style-name="T44_8">input</text:span></text:p>
      <text:p text:style-name="P45"><text:span text:style-name="T45_1"><text:s text:c="4"/></text:span><text:span text:style-name="T45_2">cin</text:span><text:span text:style-name="T45_3"><text:s/>&gt;&gt;<text:s/></text:span><text:span text:style-name="T45_4">n</text:span><text:span text:style-name="T45_5">2;<text:s/>//</text:span><text:span text:style-name="T45_6">takes</text:span><text:span text:style-name="T45_7"><text:s/></text:span><text:span text:style-name="T45_8">input</text:span></text:p>
      <text:p text:style-name="P46"/>
      <text:p text:style-name="P47"><text:span text:style-name="T47_1"><text:s text:c="4"/></text:span><text:span text:style-name="T47_2">cout</text:span><text:span text:style-name="T47_3"><text:s/>&lt;&lt;<text:s/>"</text:span><text:span text:style-name="T47_4">The</text:span><text:span text:style-name="T47_5"><text:s/></text:span><text:span text:style-name="T47_6">answer</text:span><text:span text:style-name="T47_7"><text:s/></text:span><text:span text:style-name="T47_8">is</text:span><text:span text:style-name="T47_9"><text:s/>"<text:s/>&lt;&lt;<text:s/></text:span><text:span text:style-name="T47_10">n</text:span><text:span text:style-name="T47_11">1<text:s/>/<text:s/></text:span><text:span text:style-name="T47_12">n</text:span><text:span text:style-name="T47_13">2<text:s/>&lt;&lt;<text:s/></text:span><text:span text:style-name="T47_14">endl</text:span><text:span text:style-name="T47_15">;<text:s/>//</text:span><text:span text:style-name="T47_16">outputs</text:span><text:span text:style-name="T47_17"><text:s/></text:span><text:span text:style-name="T47_18">results</text:span></text:p>
      <text:p text:style-name="P48"><text:span text:style-name="T48_1"><text:s text:c="4"/></text:span></text:p>
      <text:p text:style-name="P49"><text:span text:style-name="T49_1"><text:s text:c="4"/></text:span><text:span text:style-name="T49_2">return</text:span><text:span text:style-name="T49_3"><text:s/>0;<text:s/>//</text:span><text:span text:style-name="T49_4">end</text:span><text:span text:style-name="T49_5"><text:s/></text:span><text:span text:style-name="T49_6">of</text:span><text:span text:style-name="T49_7"><text:s/></text:span><text:span text:style-name="T49_8">int</text:span><text:span text:style-name="T49_9"><text:s/></text:span><text:span text:style-name="T49_10">main</text:span></text:p>
      <text:p text:style-name="P50"><text:span text:style-name="T50_1">}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